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style>
    <style:style style:name="P2" style:family="paragraph" style:parent-style-name="Standard">
      <style:text-properties fo:font-style="italic"/>
    </style:style>
    <style:style style:name="P3" style:family="paragraph" style:parent-style-name="Standard">
      <style:text-properties fo:font-size="14pt" style:text-underline-style="solid" style:text-underline-width="auto" style:text-underline-color="font-color" fo:font-weight="bold"/>
    </style:style>
    <style:style style:name="P4" style:family="paragraph" style:parent-style-name="Standard">
      <style:text-properties fo:font-size="14pt" fo:font-style="normal" style:text-underline-style="solid" style:text-underline-width="auto" style:text-underline-color="font-color" fo:font-weight="bold"/>
    </style:style>
    <style:style style:name="P5" style:family="paragraph" style:parent-style-name="Standard">
      <style:text-properties fo:font-size="12pt"/>
    </style:style>
    <style:style style:name="P6" style:family="paragraph" style:parent-style-name="Standard">
      <style:text-properties fo:font-size="12pt" fo:font-style="normal" style:text-underline-style="solid" style:text-underline-width="auto" style:text-underline-color="font-color" fo:font-weight="bold"/>
    </style:style>
    <style:style style:name="P7" style:family="paragraph" style:parent-style-name="Standard">
      <style:text-properties fo:font-size="12pt" style:text-underline-style="solid" style:text-underline-width="auto" style:text-underline-color="font-color" fo:font-weight="bold"/>
    </style:style>
    <style:style style:name="P8" style:family="paragraph" style:parent-style-name="Standard">
      <style:text-properties fo:font-size="12pt" style:text-underline-style="none"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Bnet</text:p>
      <text:p text:style-name="Standard"/>
      <text:p text:style-name="P2">José R. Valverde</text:p>
      <text:p text:style-name="Standard">Servicio de Informática</text:p>
      <text:p text:style-name="Standard">EMBnet/CNB. CSIC</text:p>
      <text:p text:style-name="Standard">Campus UAM. Cantoblanco</text:p>
      <text:p text:style-name="Standard">Madrid 28049</text:p>
      <text:p text:style-name="Standard"/>
      <text:p text:style-name="Standard"/>
      <text:p text:style-name="Standard"/>
      <text:p text:style-name="P3">Introducción: la Bioinformática.</text:p>
      <text:p text:style-name="Standard"/>
      <text:p text:style-name="Standard"><text:tab/>La Bioinformática es el área de la informática dedicada a tratar con los problemas específicos de la Biomedicina y áreas afines. Como tal su campo de aplicación es inmenso, y esto se refleja en la <text:s/>enorme variedad de aplicaciones que debe cubrir; sin embargo, hoy en día el campo de aplicación predominante es la Biología, quizás porque los problemas abordados por la Medicina práctica han sido mayoritariamente problemas de gestión. Incluso dentro de las Ciencias Biológicas, ha existido una presencia dominante de la Biología Molecular, probablemente por ser una disciplina que ha alcanzado un mayor crecimiento y especial atención en las últimas décadas.</text:p>
      <text:p text:style-name="Standard"/>
      <text:p text:style-name="Standard"><text:tab/>A pesar de los fuertes sesgos que aún se pueden observar, las ciencias Biomédicas presentan en conjunto una serie de características y problemas comunes que han hecho de la Bioinformática una necesidad primordial y la han convertido en una disciplina de relevancia propia. Entre ellas destaca las enormes <text:s/>cantidades de información que es preciso manejar, tanto en forma de imágenes como de gigantescas bases de datos de proporciones ciclópeas y la dificulta inherente en su interpretación. Adicionalmente, el creciente interés por estas disciplinas y su obvia utilidad hacen que cada continuamente crezca la producción de información y el interés por acceder a la misma, excediendo constantemente las capacidades tecnológicas y exigiendo el desarrollo de nuevas soluciones.</text:p>
      <text:p text:style-name="Standard"/>
      <text:p text:style-name="Standard"><text:tab/>Este contínuo crecimiento de la información disponible unido a las mejoras de la tecnología está permitiendo también a médicos y biólogos plantearse nuevos problemas y retos que incrementan y cambian los objetivos que se exigen de la Bioinformática. Un ejemplo puede ayudarnos a ilustrarlo: hace unos años el interés se centraba en la generación de información (secuencias, imágenes, estructuras, bibliografía) y en el acceso eficiente a la misma, pero hoy día la disponibilidad y facilidad de acceso a esta información -que se sigue generando- lleva a plantear su utilización en la construcción de nuevos modelos mas complejos (reconstrucciones de "imágenes" multidimensionales, modelización molecular, simulación de procesos biológicos y enfermedades, interacciones multicomponente, etc...), proyectos que son imaginables hoy gracias a las soluciones que la Bioinformática introdujo a <text:s/>aquellos problemas en su día.</text:p>
      <text:p text:style-name="Standard"/>
      <text:p text:style-name="Standard"><text:tab/>En resumen, la Bioinformática trata de resolver los problemas propios de la Biomedicina, pero no es una disciplina estática, sino que está en contínua evolución para adaptarse a las cambiantes demandas de la Biomedicina.</text:p>
      <text:p text:style-name="Standard"/>
      <text:p text:style-name="Standard"/>
      <text:p text:style-name="P4">EMBnet</text:p>
      <text:p text:style-name="P6"/>
      <text:p text:style-name="Standard"><text:tab/>Como ya hemos mencionado, durante mucho tiempo, una de las fuerzas motrices más <text:soft-page-break/>importantes de la Bioinformática ha sido -y aún continúa siendo- su aplicación en la Biología Molecular. Esto es así por cuanto ésta genera información difícilmente analizable por el ser humano (secuencias) y lo hace a un ritmo contínuamente acelerado. Por éste motivo era preciso recopilar la información de un modo que facilitara el acceso, y se generó en Europa la base de datos del EMBL (Laboratorio Europeo de Biología Molecular), que pronto fué imitada en los EEUU con GenBank y en Japón con DDBJ (Base de Datos de DNA de Japón).</text:p>
      <text:p text:style-name="Standard"/>
      <text:p text:style-name="Standard"><text:tab/>Originalmente, estas bases de datos se mantuvieron de forma centralizada y durante un período se accedieron centralizadamente también en los sistemas de los centros que las mantenían (EMBL y GenBank). Sin embargo, a medida que creció la demanda por acceder a las mismas, los recursos empezaron a resultar escasos, lo que dió lugar a dos abordajes distintos: mientras en EEUU se incrementó la capacidad de los recursos centrales, en Europa se decidió aprovechar mejor los recursos y expertos existentes, distribuyendo la carga entre los diversos países y creando una Red especial de Bioinformática, con expertos y recursos locales que se encargaran de proporcionar el apoyo necesario a la investigación en cada país, cooperando entre sí y ayudándose mútuamente para unir sus fuerzas. Esta red, que más tarde se integraría con EARN, BITnet y las otras redes académicas Europeas y contribuiría a la aparición de lo que hoy conocemos como Internet se llamó entonces EMBnet, la Red Europea de Biología Molecular.</text:p>
      <text:p text:style-name="Standard"/>
      <text:p text:style-name="Standard"><text:tab/>Hoy día, EMBnet, integrada en Internet, sigue existiendo de forma virtual, compuesta de nodos nacionales cuyo objetivo es proporcionar el apoyo preciso al desarrollo y aplicación de la Bioinformática en Biomedicina, empleando para ello recursos propios de cada país, y aprovechando la cooperación internacional para mejorar los servicio prestado, aprovechar mejor los conocimientos de los expertos y coordinar a los mejores expertos de Europa en el desarrollo y soporte de las nuevas necesidades informáticas de la Biomedicina.</text:p>
      <text:p text:style-name="Standard"/>
      <text:p text:style-name="Standard"/>
      <text:p text:style-name="P3">Servicios de EMBnet</text:p>
      <text:p text:style-name="P7"/>
      <text:p text:style-name="Standard"><text:tab/>Aunque clásicamente el énfasis principal de EMBnet se centraba en el apoyo a la <text:s/>Biología Molecular, a medida que ésta ha ido integrándose en otras áreas de investigación y expandiendo sus aplicaciones y objetivos a proyectos mas ambiciosos, también EMBnet ha ido adaptando sus servicios.</text:p>
      <text:p text:style-name="Standard"/>
      <text:p text:style-name="Standard"><text:tab/>En un principio, EMBnet se centró en proporcionar soporte en el Análisis de Secuencias y el acceso a bases de datos de interés biomédico como Medline. Pero a medida que creció la información, se han ido generando bases de datos mas especializadas, como FlyBase, Yeast, HLA, etc... que integran, junto a las secuencias, una amplia variedad de información adicional tanto biológica como bibliográfica, gráfica, estructural, funcional, etc... </text:p>
      <text:p text:style-name="Standard"/>
      <text:p text:style-name="Standard"><text:tab/>Estas bases de datos, como hemos mencionado, se distribuyen a través de los nodos nacionales a todas las entidades interesadas, académicas, de investigación o comerciales de forma libre. Junto con ellas se proporciona ayuda para su instalación y mantenimiento para facilitar el acceso local a las mismas. También se desarrollan nuevas herramientas para acceder y procesar la información que contienen a medida que los usuarios reclaman nuevas aplicaciones o abordan proyectos mas audaces.</text:p>
      <text:p text:style-name="Standard"/>
      <text:p text:style-name="Standard"><text:tab/>Adicionalmente, y en reconocimiento de la complejidad de las fuentes de información y los mecanismos de acceso y análisis de la misma, EMBnet instituye un programa de formación en forma de cursos y seminarios para ayudar a los usuarios a manejar los recursos disponibles.</text:p>
      <text:p text:style-name="Standard"/>
      <text:p text:style-name="Standard"><text:tab/>Aún así, la mera disponibilidad de la información no es suficiente: como indicamos, su <text:soft-page-break/>tamaño es gigantesco, y los recursos precisos para usarla eficientemente son elevados, lo que la pone lejos del alcance de la mayoría de los usuarios por su elevado coste. Por este motivo, uno de los papeles fundamentales de EMBnet es proporcionar en cada país un nodo con todos los servicios básicos para facilitar el trabajo a todos los grupos de trabajo o entidades que por su pequeño tamaño o escasez de recursos no pueden abordar el elevado coste que tiene el acceso a estas bases de datos y aplicaciones.</text:p>
      <text:p text:style-name="Standard"/>
      <text:p text:style-name="P5"/>
      <text:p text:style-name="P3">EMBnet en España</text:p>
      <text:p text:style-name="P7"/>
      <text:p text:style-name="Standard"><text:tab/>En España el nodo nacional de EMBnet está situado en el Centro Nacional de Biotecnología (CNB), dependiente del CSIC. Su objetivo, como venimos mencionando es promocionar el desarrollo y uso de la Bioinformática y sus aplicaciones en Biomedicina. Para ello cuenta, solamente con escasos recursos, que debe administrar cuidadosamente, y con la cooperación y ayuda de los demás nodos europeos y sus expertos y profesionales.</text:p>
      <text:p text:style-name="Standard"/>
      <text:p text:style-name="Standard"><text:tab/>EMBnet/CNB mantiene copias de la mayoría de las bases de datos de interés biológico <text:s/>en sus servidores, que se actualizan todos los días a partir de las fuentes originales de las mismas. Estas bases de datos están disponibles públicamente para cualquiera que necesite consultarlas o acceder a las mismas. También mantiene un amplio número de aplicaciones de utilidad en Biomedicina que también se distribuyen públicamente de forma gratuita. Y finalmente ofrece acceso a fuentes de documentación en Bioinformática, las bases de datos existentes y las aplicaciones para facilitar su empleo. Toda esta información está disponible públicamente a través de servidores WWW (http://www.es.embnet.org) y FTP (ftp://ftp.es.embnet.org).</text:p>
      <text:p text:style-name="Standard"/>
      <text:p text:style-name="Standard"><text:tab/>Periódicamente se organizan cursos de formación coordinados internacionalmente, <text:s/>invitando a los mejores expertos europeos para proporcionar formación de la mejor cualidad a los asistentes. El objetivo de los mismos es ayudar a difundir el conocimiento acumulado en Europa a todos los usuarios. Los cursos se anuncian apropiadamente y la participación <text:s/>está abierta a todos los interesados -si bien la asistencia es limitada por razones <text:s/>prácticas.</text:p>
      <text:p text:style-name="Standard"/>
      <text:p text:style-name="Standard"><text:tab/>Para la mayoría de usuarios y grupos de trabajo, que no pueden afrontar el enorme desembolso que requiere la Bioinformática hoy día, EMBnet/CNB viene ofreciendo acceso a sus servidores, donde proporciona las herramientas de trabajo básicas y más importantes <text:s/>para la informática en Biomedicina. Estos servidores han ido evolucionando con las necesidades de los usuarios, desde los primeros VAXen pasnado por una potente maquina AXP hasta el actual servidor, un PowerChallenge con 768MB de RAM, 6 procesadores MIPS10000, y mas 80GB de disco duro. Estas máquinas, proporcionadas por la CICYT se mantienen de forma conjunta con las aportaciones de los usuarios de las mismas.</text:p>
      <text:p text:style-name="Standard"/>
      <text:p text:style-name="Standard"><text:tab/>Siendo coherentes con el objetivo de acercar la bioinformática a todos los sitios, nuestros servidores son accesibles a través de una amplia variedad de métodos de comunicación con el fín de cubrir las necesidades de casi todos los usuarios: desde antíguas líneas X-25, y módems de 2400bps hasta modernos seridores de acceso con módems de 33.600 bps, RDSI, fibra óptica, y -por supuesto- acceso a través de Internet. A nivel de modo de trabajo, nuestros usuarios pueden utilizar desde los clásicos interfaces de texto, hasta modernos interfaces WWW y X-windows, empleados a través de Internet desde ordenadores Unix, PC y Macintosh.</text:p>
      <text:p text:style-name="Standard"/>
      <text:p text:style-name="Standard"><text:tab/>Otro de los aspectos que intentamos abordar es el facilitar la comunicación entre investigadores, profesores y usuarios a través diveros medios como listas de correo (EMBnet-Es, <text:soft-page-break/>Biocomp-Es) y publicaciones electrónicas (EMBnet.News).</text:p>
      <text:p text:style-name="Standard"/>
      <text:p text:style-name="Standard"><text:tab/>Clásicamente, los recursos de EMBnet han sido utilizados mayoritariamente por Biólogos e investigadores en Biología Molecular porcedentes de centros académicos (Universidades y CSIC) pero también por investigadores hospitalarios. Más recientemente, estamos experimentando una mayor participación de unidades médicas de diversos hospitales a medida que la Biología Molecular se introduce en los mismos.</text:p>
      <text:p text:style-name="Standard"/>
      <text:p text:style-name="Standard"><text:tab/>Finalmente, EMBnet/CNB participa en programas internacionales, coordinados con los demás <text:s/>nodos para desarrollar publicaciones, nuevos modos de trabajo y abordar nuevas aplicaciones de la <text:s/>Bioinformática, así como contribuir al mantenimiento y desarrollo común de la Bioinformática <text:s/>en Europa.</text:p>
      <text:p text:style-name="Standard"/>
      <text:p text:style-name="Standard"/>
      <text:p text:style-name="P3">Futuro de EMBnet</text:p>
      <text:p text:style-name="P7"/>
      <text:p text:style-name="Standard"><text:tab/>Ya hemos mencionado que la Bioinformática es una disciplina cambiante: si bien desde sus orígenes está poderosamente influida por la Biología Molecular, ha ido evolucionando y expandiéndose con ésta, y hoy cubre otros aspectos como la estructura molecular, la evolución, la genética humana, el análisis de imagen, etc... y sigue evolucionando para abordar nuevos problemas.</text:p>
      <text:p text:style-name="Standard"/>
      <text:p text:style-name="Standard"><text:tab/>Lo que hoy día se necesita y demandan los usuarios es, por supuesto, mas espacio en disco, más información y mayor capacidad de cálculo, pero también la implementación de software avanzado que permita mejores métodos de acceder a y analizar la información, así como el desarrollo de interfaces de trabajo más avanzadas que faciliten su trabajo: Los usuarios ya no se conforman con acceder a la información o analizarla, ahora es preciso automatizar el análisis liberando al ser humano para abordar problemas de modelizacion y predicción de las estructuras, funciones e interacciones de los sistemas que estudia. Para ello es necesario encontrar nuevas formas de trabajo que proporcionen esa potencia necesaria y aprovechen las modernas tecnologías: WWW, Realidad Virtual, y sistemas de trabajo en grupo son algunos ejemplos.</text:p>
      <text:p text:style-name="Standard"/>
      <text:p text:style-name="Standard"><text:tab/>A esto se unen problemas de índole práctica: el rápido desarrollo de la Bioinformática y sus aplicaciones han generado un enorme interés en la empresa y los inversores: ello está dando lugar a una creciente comercialización de la misma -con el consecuente incremento de costes- y a una fuerte "fuga de cerebros" desde el entorno académico al comercial, mucho mejor remunerado, con lo que el acceso a los mejores expertos y profesionales que clásicamente <text:s/>pertenecían al mundo académico se dificulta también considerablemente.</text:p>
      <text:p text:style-name="Standard"/>
      <text:p text:style-name="Standard"><text:tab/>Este encarecimiento de los recursos y la escasez de expertos bioinformáticos plantean la necesidad de un nuevo paso adelante en la descentralización: los recursos deberían <text:s/>distribuirse aún más para reducir costes, y es preciso formar a nuevos expertos para sustituir a los que han marchado. Este es probablemente el mayor reto que tendremos que abordar en el futuro.</text:p>
      <text:p text:style-name="Standard"/>
      <text:p text:style-name="Standard"><text:tab/>Como contrapartida, el éxito de la solución europea, en que cada país contribuye con sus recursos a cubrir una pequeña parte de las necesidades globales coordinándose con los demás ha hallado eco allende nuestras fronteras, y se ha convertido en un ejemplo a seguir para otros países que quieren incorporarse al tren de la Bioinformática manteniendo su independencia pero cooperando con los demás. Esto ha dado lugar a una expansión de EMBnet más allá de Europa (Australia, China, Cuba, India, Suráfrica...) y a una incorporación de nuevos expertos y recursos a la red, con el consiguiente beneficio común.</text:p>
      <text:p text:style-name="Standard"><text:soft-page-break/><text:tab/></text:p>
      <text:p text:style-name="Standard"><text:tab/>En resumen, podemos decir que el éxito de EMBnet radica en su descentralización y en la cooperación de sus miembros que aúnan fuerzas para abordar objetivos comunes. Por ello la fuerza de EMBnet radica en su versatilidad y disponibilidad para abordar nuevos desafíos en respuesta a la demanda de sus usuarios. Y en consecuencia, el futuro de EMBnet depende <text:s/>fundamentalmente de las demandas e iniciativas que sus usuarios emprendan, y de las exigencias que haya de satisfacer.</text:p>
      <text:p text:style-name="Standard"/>
      <text:p text:style-name="Standard"/>
      <text:p text:style-name="P3">Información adicional:</text:p>
      <text:p text:style-name="P7"/>
      <text:p text:style-name="Standard"><text:tab/>Es posible obtener información adicional sobre EMBnet en el nodo español, EMBnet/CNB, a través de Internet en la dirección http://www.es.embnet.org/ o bien contactando directamente con el personal de EMBnet/CNB por correo en la dirección indicada al principio, o bien por teléfono (91) 585 45 05 <text:s/>ó Fax (91) 585 45 06.</text:p>
      <text:p text:style-name="Standard"/>
      <text:p text:style-name="P3">Agradecimientos:</text:p>
      <text:p text:style-name="P8"/>
      <text:p text:style-name="P8">Deseamos agradecer a la Sociedad Española de Informática de la Salud (S.E.I.S.) la oportunidad que nos ha brindado de presentar nuestro trabajo y su excelente labor por la extensión de la informática en los Centros Sanitario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SIMO-97</dc:title>
    <meta:initial-creator>Valverde Carrillo</meta:initial-creator>
    <meta:creation-date>1997-11-04T23:41:41</meta:creation-date>
    <dc:creator>Valverde Carrillo</dc:creator>
    <dc:date>1997-11-05T00:01:27</dc:date>
    <meta:print-date>1997-11-04T23:41:41</meta:print-date>
    <dc:language>en-US</dc:language>
    <meta:editing-cycles>4</meta:editing-cycles>
    <meta:editing-duration>PT23H39M55S</meta:editing-duration>
    <meta:document-statistic meta:character-count="14594" meta:image-count="0" meta:object-count="0" meta:paragraph-count="85" meta:table-count="0" meta:word-count="2233"/>
    <meta:user-defined meta:name="Info 0"/>
    <meta:user-defined meta:name="Info 1"/>
    <meta:user-defined meta:name="Info 2"/>
    <meta:user-defined meta:name="Info 3"/>
  </office:meta>
</office:document-meta>
</file>